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mentImpl.toXM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irementImpl.setExtend( boolean ext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isEx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setFilter(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irementImpl.RequirementImp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isSatisfied( Capability capabil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irementImpl.setOptional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setMultipl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ir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toXML( Requirement requir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irementImpl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RequirementImpl( XmlPullParser par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quirementImpl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